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4.101cm" style:rel-column-width="14144*"/>
    </style:style>
    <style:style style:name="Table1.B" style:family="table-column">
      <style:table-column-properties style:column-width="9.892cm" style:rel-column-width="34118*"/>
    </style:style>
    <style:style style:name="Table1.C" style:family="table-column">
      <style:table-column-properties style:column-width="5.008cm" style:rel-column-width="17273*"/>
    </style:style>
    <style:style style:name="Table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none"/>
    </style:style>
    <style:style style:name="Table1.C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style:min-row-height="0.855cm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14.494cm" style:rel-column-width="49990*"/>
    </style:style>
    <style:style style:name="Table3.B" style:family="table-column">
      <style:table-column-properties style:column-width="4.507cm" style:rel-column-width="15545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none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3.A3" style:family="table-cell">
      <style:table-cell-properties fo:padding="0.097cm" fo:border="0.0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011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9cm" style:rel-column-width="13104*"/>
    </style:style>
    <style:style style:name="Tabela4.C" style:family="table-column">
      <style:table-column-properties style:column-width="3.801cm" style:rel-column-width="13110*"/>
    </style:style>
    <style:style style:name="Tabela4.E" style:family="table-column">
      <style:table-column-properties style:column-width="3.801cm" style:rel-column-width="13113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-left="none" fo:border-right="none" fo:border-top="0.05pt solid #000000" fo:border-bottom="0.05pt solid #000000"/>
    </style:style>
    <style:style style:name="Tabela4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9.001cm" table:align="margins" style:writing-mode="page"/>
    </style:style>
    <style:style style:name="Table4.A" style:family="table-column">
      <style:table-column-properties style:column-width="10.804cm" style:rel-column-width="37263*"/>
    </style:style>
    <style:style style:name="Table4.B" style:family="table-column">
      <style:table-column-properties style:column-width="8.197cm" style:rel-column-width="28272*"/>
    </style:style>
    <style:style style:name="Table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bottom" fo:padding="0.097cm" fo:border="0.05pt solid #000000"/>
    </style:style>
    <style:style style:name="Tabela5" style:family="table">
      <style:table-properties style:width="19.001cm" table:align="margins" style:writing-mode="page"/>
    </style:style>
    <style:style style:name="Tabela5.A" style:family="table-column">
      <style:table-column-properties style:column-width="4.101cm" style:rel-column-width="14144*"/>
    </style:style>
    <style:style style:name="Tabela5.B" style:family="table-column">
      <style:table-column-properties style:column-width="9.892cm" style:rel-column-width="34118*"/>
    </style:style>
    <style:style style:name="Tabela5.C" style:family="table-column">
      <style:table-column-properties style:column-width="5.008cm" style:rel-column-width="17273*"/>
    </style:style>
    <style:style style:name="Tabel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" fo:padding="0.097cm" fo:border="0.05pt solid #000000"/>
    </style:style>
    <style:style style:name="Tabela5.C1" style:family="table-cell">
      <style:table-cell-properties fo:padding="0.097cm" fo:border-left="none" fo:border-right="0.05pt solid #000000" fo:border-top="0.05pt solid #000000" fo:border-bottom="none"/>
    </style:style>
    <style:style style:name="Tabela5.C2" style:family="table-cell">
      <style:table-cell-properties fo:padding="0.097cm" fo:border-left="none" fo:border-right="0.05pt solid #000000" fo:border-top="none" fo:border-bottom="none"/>
    </style:style>
    <style:style style:name="Tabela5.3" style:family="table-row">
      <style:table-row-properties style:min-row-height="0.855cm"/>
    </style:style>
    <style:style style:name="Tabela5.C3" style:family="table-cell">
      <style:table-cell-properties fo:padding="0.097cm" fo:border-left="none" fo:border-right="0.05pt solid #000000" fo:border-top="none" fo:border-bottom="0.05pt solid #000000"/>
    </style:style>
    <style:style style:name="Tabela6" style:family="table">
      <style:table-properties style:width="19.001cm" fo:break-before="column" table:align="margins" style:writing-mode="page"/>
    </style:style>
    <style:style style:name="Tabela6.A" style:family="table-column">
      <style:table-column-properties style:column-width="14.494cm" style:rel-column-width="49990*"/>
    </style:style>
    <style:style style:name="Tabela6.B" style:family="table-column">
      <style:table-column-properties style:column-width="4.507cm" style:rel-column-width="15545*"/>
    </style:style>
    <style:style style:name="Tabela6.A1" style:family="table-cell">
      <style:table-cell-properties fo:padding="0.097cm" fo:border-left="0.05pt solid #000000" fo:border-right="none" fo:border-top="0.05pt solid #000000" fo:border-bottom="none"/>
    </style:style>
    <style:style style:name="Tabela6.B1" style:family="table-cell">
      <style:table-cell-properties fo:padding="0.097cm" fo:border-left="none" fo:border-right="0.05pt solid #000000" fo:border-top="0.05pt solid #000000" fo:border-bottom="none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none" fo:border-right="0.05pt solid #000000" fo:border-top="none" fo:border-bottom="0.05pt solid #000000"/>
    </style:style>
    <style:style style:name="Tabela6.A3" style:family="table-cell">
      <style:table-cell-properties fo:padding="0.097cm" fo:border="0.05pt solid #000000"/>
    </style:style>
    <style:style style:name="Tabela7" style:family="table">
      <style:table-properties style:width="19.001cm" fo:break-before="column" table:align="margins" style:writing-mode="page"/>
    </style:style>
    <style:style style:name="Tabela7.A" style:family="table-column">
      <style:table-column-properties style:column-width="1.602cm" style:rel-column-width="5524*"/>
    </style:style>
    <style:style style:name="Tabela7.B" style:family="table-column">
      <style:table-column-properties style:column-width="7.684cm" style:rel-column-width="26501*"/>
    </style:style>
    <style:style style:name="Tabela7.C" style:family="table-column">
      <style:table-column-properties style:column-width="2.408cm" style:rel-column-width="8304*"/>
    </style:style>
    <style:style style:name="Tabela7.D" style:family="table-column">
      <style:table-column-properties style:column-width="3.611cm" style:rel-column-width="12453*"/>
    </style:style>
    <style:style style:name="Tabela7.E" style:family="table-column">
      <style:table-column-properties style:column-width="3.697cm" style:rel-column-width="12753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8" style:family="table">
      <style:table-properties style:width="19.001cm" fo:break-before="column" table:align="margins" style:writing-mode="page"/>
    </style:style>
    <style:style style:name="Tabela8.A" style:family="table-column">
      <style:table-column-properties style:column-width="1.596cm" style:rel-column-width="5505*"/>
    </style:style>
    <style:style style:name="Tabela8.B" style:family="table-column">
      <style:table-column-properties style:column-width="7.684cm" style:rel-column-width="26501*"/>
    </style:style>
    <style:style style:name="Tabela8.C" style:family="table-column">
      <style:table-column-properties style:column-width="2.408cm" style:rel-column-width="8304*"/>
    </style:style>
    <style:style style:name="Tabela8.D" style:family="table-column">
      <style:table-column-properties style:column-width="3.611cm" style:rel-column-width="12453*"/>
    </style:style>
    <style:style style:name="Tabela8.E" style:family="table-column">
      <style:table-column-properties style:column-width="3.702cm" style:rel-column-width="12772*"/>
    </style:style>
    <style:style style:name="Tabela8.A1" style:family="table-cell">
      <style:table-cell-properties fo:padding="0.097cm" fo:border-left="0.05pt solid #000000" fo:border-right="0.05pt solid #000000" fo:border-top="none" fo:border-bottom="none"/>
    </style:style>
    <style:style style:name="Tabela8.A2" style:family="table-cell">
      <style:table-cell-properties fo:padding="0.097cm" fo:border-left="0.05pt solid #000000" fo:border-right="none" fo:border-top="none" fo:border-bottom="none"/>
    </style:style>
    <style:style style:name="Tabela8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E4" style:family="table-cell">
      <style:table-cell-properties fo:padding="0.097cm" fo:border="0.05pt solid #000000"/>
    </style:style>
    <style:style style:name="Tabe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9.001cm" table:align="margins" style:writing-mode="page"/>
    </style:style>
    <style:style style:name="Tabela10.A" style:family="table-column">
      <style:table-column-properties style:column-width="3.799cm" style:rel-column-width="13104*"/>
    </style:style>
    <style:style style:name="Tabela10.C" style:family="table-column">
      <style:table-column-properties style:column-width="3.801cm" style:rel-column-width="13110*"/>
    </style:style>
    <style:style style:name="Tabela10.E" style:family="table-column">
      <style:table-column-properties style:column-width="3.801cm" style:rel-column-width="13113*"/>
    </style:style>
    <style:style style:name="Tabela10.1" style:family="table-row">
      <style:table-row-properties style:min-row-height="0.011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-left="none" fo:border-right="none" fo:border-top="0.05pt solid #000000" fo:border-bottom="0.05pt solid #000000"/>
    </style:style>
    <style:style style:name="Tabela10.E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9" style:family="table">
      <style:table-properties style:width="19.001cm" table:align="margins" style:writing-mode="page"/>
    </style:style>
    <style:style style:name="Tabela9.A" style:family="table-column">
      <style:table-column-properties style:column-width="10.802cm" style:rel-column-width="37257*"/>
    </style:style>
    <style:style style:name="Tabela9.B" style:family="table-column">
      <style:table-column-properties style:column-width="8.199cm" style:rel-column-width="28278*"/>
    </style:style>
    <style:style style:name="Tabela9.1" style:family="table-row">
      <style:table-row-properties style:min-row-height="0.896cm"/>
    </style:style>
    <style:style style:name="Tabela9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style:vertical-align="bottom" fo:padding="0.097cm" fo:border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size="8pt" officeooo:rsid="001fe8d0" officeooo:paragraph-rsid="0047eef5" style:font-size-asian="8pt" style:font-size-complex="8pt"/>
    </style:style>
    <style:style style:name="P3" style:family="paragraph" style:parent-style-name="Standard">
      <style:text-properties fo:font-size="8pt" officeooo:rsid="001fe8d0" officeooo:paragraph-rsid="016360f2" style:font-size-asian="8pt" style:font-size-complex="8pt"/>
    </style:style>
    <style:style style:name="P4" style:family="paragraph" style:parent-style-name="Standard">
      <style:text-properties fo:font-size="8pt" officeooo:rsid="001fe8d0" officeooo:paragraph-rsid="02a29a05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officeooo:rsid="0029fe5d" officeooo:paragraph-rsid="02a29a05" style:font-size-asian="8pt" style:font-size-complex="8pt"/>
    </style:style>
    <style:style style:name="P7" style:family="paragraph" style:parent-style-name="Standard">
      <style:text-properties fo:font-size="8pt" officeooo:rsid="0029fe5d" officeooo:paragraph-rsid="001c9f96" style:font-size-asian="8pt" style:font-size-complex="8pt"/>
    </style:style>
    <style:style style:name="P8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fo:font-size="8pt" officeooo:rsid="0029fe5d" officeooo:paragraph-rsid="01a8d881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fo:font-size="8pt" officeooo:rsid="0029fe5d" officeooo:paragraph-rsid="02a29a05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12" style:family="paragraph" style:parent-style-name="Standard">
      <style:text-properties fo:font-size="8pt" officeooo:rsid="0029fe5d" officeooo:paragraph-rsid="02a29a05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fo:font-size="8pt" fo:font-weight="normal" officeooo:rsid="00ca6909" officeooo:paragraph-rsid="0159ceb8" style:font-size-asian="8pt" style:font-weight-asian="normal" style:font-size-complex="8pt" style:font-weight-complex="normal"/>
    </style:style>
    <style:style style:name="P14" style:family="paragraph" style:parent-style-name="Standard">
      <style:text-properties fo:font-size="8pt" fo:font-weight="normal" officeooo:rsid="00172e7c" officeooo:paragraph-rsid="009d9f7b" style:font-size-asian="8pt" style:font-weight-asian="normal" style:font-size-complex="8pt" style:font-weight-complex="normal"/>
    </style:style>
    <style:style style:name="P15" style:family="paragraph" style:parent-style-name="Standard">
      <style:text-properties fo:font-size="8pt" fo:font-weight="normal" officeooo:rsid="00172e7c" officeooo:paragraph-rsid="02a29a05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8pt" fo:font-weight="normal" officeooo:rsid="0043625a" officeooo:paragraph-rsid="0043625a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8pt" fo:font-weight="normal" officeooo:rsid="0043625a" officeooo:paragraph-rsid="02a29a05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8pt" fo:font-weight="bold" officeooo:rsid="00651a18" officeooo:paragraph-rsid="00651a18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8pt" fo:font-weight="bold" officeooo:rsid="00651a18" officeooo:paragraph-rsid="02a29a05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8pt" fo:font-weight="bold" officeooo:rsid="00172e7c" officeooo:paragraph-rsid="017920f8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8pt" fo:font-weight="bold" officeooo:rsid="00172e7c" officeooo:paragraph-rsid="02a29a05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1a8d881"/>
    </style:style>
    <style:style style:name="P23" style:family="paragraph" style:parent-style-name="Standard">
      <style:paragraph-properties fo:text-align="start" style:justify-single-word="false"/>
      <style:text-properties officeooo:paragraph-rsid="02a29a05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2c1692a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paragraph-rsid="0175bfcb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paragraph-rsid="02a29a05"/>
    </style:style>
    <style:style style:name="P28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fo:font-size="8pt" officeooo:rsid="003efcba" officeooo:paragraph-rsid="003efcba" style:font-size-asian="8pt" style:font-size-complex="8pt"/>
    </style:style>
    <style:style style:name="P29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fo:font-size="8pt" officeooo:rsid="003efcba" officeooo:paragraph-rsid="02a29a05" style:font-size-asian="8pt" style:font-size-complex="8pt"/>
    </style:style>
    <style:style style:name="P3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0971fa5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8pt" fo:font-weight="normal" officeooo:rsid="00971fa5" officeooo:paragraph-rsid="02b2ec0f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start" style:justify-single-word="false" style:vertical-align="bottom" style:writing-mode="page"/>
      <style:text-properties fo:font-size="8pt" fo:font-weight="normal" officeooo:rsid="00810831" officeooo:paragraph-rsid="017b9533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 style:vertical-align="bottom" style:writing-mode="page"/>
      <style:text-properties fo:font-size="8pt" fo:font-weight="normal" officeooo:rsid="00810831" officeooo:paragraph-rsid="02b5db1e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center" style:justify-single-word="false" style:vertical-align="bottom" style:writing-mode="page"/>
      <style:text-properties fo:font-size="8pt" fo:font-weight="normal" officeooo:rsid="00810831" officeooo:paragraph-rsid="017b9533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center" style:justify-single-word="false" style:vertical-align="bottom" style:writing-mode="page"/>
      <style:text-properties fo:font-size="8pt" fo:font-weight="normal" officeooo:rsid="00810831" officeooo:paragraph-rsid="02b5db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 style:vertical-align="bottom" style:writing-mode="page"/>
      <style:text-properties officeooo:paragraph-rsid="0175bfcb"/>
    </style:style>
    <style:style style:name="P37" style:family="paragraph" style:parent-style-name="Table_20_Contents">
      <style:paragraph-properties fo:text-align="start" style:justify-single-word="false" style:vertical-align="bottom" style:writing-mode="page"/>
      <style:text-properties officeooo:paragraph-rsid="01c0caf5"/>
    </style:style>
    <style:style style:name="P38" style:family="paragraph" style:parent-style-name="Table_20_Contents">
      <style:paragraph-properties fo:text-align="start" style:justify-single-word="false" style:vertical-align="bottom" style:writing-mode="page"/>
      <style:text-properties officeooo:paragraph-rsid="02a29a05"/>
    </style:style>
    <style:style style:name="P39" style:family="paragraph" style:parent-style-name="Table_20_Contents">
      <style:paragraph-properties fo:text-align="start" style:justify-single-word="false" style:vertical-align="bottom" style:writing-mode="page"/>
      <style:text-properties officeooo:paragraph-rsid="02b5db1e"/>
    </style:style>
    <style:style style:name="P40" style:family="paragraph" style:parent-style-name="Table_20_Contents">
      <loext:graphic-properties draw:fill="none"/>
      <style:paragraph-properties fo:background-color="transparent" style:writing-mode="page"/>
    </style:style>
    <style:style style:name="P41" style:family="paragraph" style:parent-style-name="Table_20_Contents">
      <style:paragraph-properties fo:text-align="start" style:justify-single-word="false" style:vertical-align="bottom" style:writing-mode="page"/>
      <style:text-properties fo:font-size="8pt" officeooo:rsid="00810831" officeooo:paragraph-rsid="017b9533" style:font-size-asian="8pt" style:font-size-complex="8pt"/>
    </style:style>
    <style:style style:name="P42" style:family="paragraph" style:parent-style-name="Table_20_Contents">
      <style:paragraph-properties fo:text-align="start" style:justify-single-word="false" style:vertical-align="bottom" style:writing-mode="page"/>
      <style:text-properties fo:font-size="8pt" officeooo:rsid="00810831" officeooo:paragraph-rsid="02b5db1e" style:font-size-asian="8pt" style:font-size-complex="8pt"/>
    </style:style>
    <style:style style:name="P43" style:family="paragraph" style:parent-style-name="Table_20_Contents">
      <style:paragraph-properties fo:text-align="end" style:justify-single-word="false" style:vertical-align="bottom" style:writing-mode="page"/>
      <style:text-properties fo:font-size="8pt" officeooo:rsid="00810831" officeooo:paragraph-rsid="017b9533" style:font-size-asian="8pt" style:font-size-complex="8pt"/>
    </style:style>
    <style:style style:name="P44" style:family="paragraph" style:parent-style-name="Table_20_Contents">
      <style:paragraph-properties fo:text-align="end" style:justify-single-word="false" style:vertical-align="bottom" style:writing-mode="page"/>
      <style:text-properties fo:font-size="8pt" officeooo:rsid="00810831" officeooo:paragraph-rsid="02b5db1e" style:font-size-asian="8pt" style:font-size-complex="8pt"/>
    </style:style>
    <style:style style:name="P45" style:family="paragraph" style:parent-style-name="Table_20_Contents">
      <style:paragraph-properties fo:text-align="start" style:justify-single-word="false" style:vertical-align="bottom" style:writing-mode="page"/>
      <style:text-properties fo:font-size="8pt" officeooo:paragraph-rsid="0175bfcb" style:font-size-asian="8pt" style:font-size-complex="8pt"/>
    </style:style>
    <style:style style:name="P46" style:family="paragraph" style:parent-style-name="Table_20_Contents">
      <loext:graphic-properties draw:fill="none"/>
      <style:paragraph-properties fo:background-color="transparent" style:writing-mode="page"/>
      <style:text-properties fo:font-size="8pt" officeooo:rsid="017920f8" officeooo:paragraph-rsid="017a5844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3d93f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47488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0854a8c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3d93f" officeooo:paragraph-rsid="02b2ec0f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54a8c" officeooo:paragraph-rsid="00867f87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54a8c" officeooo:paragraph-rsid="02b2ec0f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67f87" officeooo:paragraph-rsid="00867f87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DejaVu Sans1" fo:font-size="8pt" fo:font-weight="bold" officeooo:rsid="00867f87" officeooo:paragraph-rsid="02b2ec0f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DejaVu Sans1" fo:font-size="8pt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style:font-name="DejaVu Sans1" fo:font-size="8pt" officeooo:paragraph-rsid="02b2ec0f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0847488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0867f87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3d93f" officeooo:paragraph-rsid="02b2ec0f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67f87" officeooo:paragraph-rsid="00867f87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DejaVu Sans1" fo:font-size="8pt" fo:font-weight="normal" officeooo:rsid="00867f87" officeooo:paragraph-rsid="02b2ec0f" style:font-size-asian="8pt" style:font-weight-asian="normal" style:font-size-complex="8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size="8pt" officeooo:rsid="004a6b1e" officeooo:paragraph-rsid="004a6b1e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fo:font-size="8pt" officeooo:rsid="004a6b1e" officeooo:paragraph-rsid="004a6b1e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font-size="8pt" officeooo:rsid="004a6b1e" officeooo:paragraph-rsid="02a29a05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fo:font-size="8pt" officeooo:rsid="003efcba" officeooo:paragraph-rsid="003efcba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fo:font-size="8pt" officeooo:rsid="003efcba" officeooo:paragraph-rsid="02a29a05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fo:font-size="8pt" officeooo:rsid="017920f8" officeooo:paragraph-rsid="017920f8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fo:font-size="8pt" officeooo:rsid="017920f8" officeooo:paragraph-rsid="02a29a05" style:font-size-asian="8pt" style:font-size-complex="8pt"/>
    </style:style>
    <style:style style:name="P69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70" style:family="paragraph" style:parent-style-name="Table_20_Contents">
      <style:paragraph-properties fo:text-align="end" style:justify-single-word="false"/>
      <style:text-properties fo:font-size="8pt" officeooo:paragraph-rsid="02a29a05" style:font-size-asian="8pt" style:font-size-complex="8pt"/>
    </style:style>
    <style:style style:name="P71" style:family="paragraph" style:parent-style-name="Table_20_Contents">
      <style:paragraph-properties fo:text-align="end" style:justify-single-word="false"/>
      <style:text-properties fo:font-size="8pt" fo:font-weight="bold" officeooo:rsid="0159ceb8" officeooo:paragraph-rsid="0159ceb8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font-size="8pt" fo:font-weight="bold" officeooo:rsid="0159ceb8" officeooo:paragraph-rsid="02f9df35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8pt" fo:font-weight="bold" officeooo:rsid="0159ceb8" officeooo:paragraph-rsid="0159ceb8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8pt" fo:font-weight="bold" officeooo:rsid="0159ceb8" officeooo:paragraph-rsid="02f91911" style:font-size-asian="8pt" style:font-weight-asian="bold" style:font-size-complex="8pt" style:font-weight-complex="bold"/>
    </style:style>
    <style:style style:name="P75" style:family="paragraph" style:parent-style-name="Table_20_Contents">
      <style:text-properties fo:font-size="8pt" fo:font-weight="bold" officeooo:rsid="017b9533" officeooo:paragraph-rsid="017b9533" style:font-size-asian="8pt" style:font-weight-asian="bold" style:font-size-complex="8pt" style:font-weight-complex="bold"/>
    </style:style>
    <style:style style:name="P76" style:family="paragraph" style:parent-style-name="Table_20_Contents">
      <style:text-properties fo:font-size="8pt" fo:font-weight="bold" officeooo:rsid="017b9533" officeooo:paragraph-rsid="02a29a05" style:font-size-asian="8pt" style:font-weight-asian="bold" style:font-size-complex="8pt" style:font-weight-complex="bold"/>
    </style:style>
    <style:style style:name="P77" style:family="paragraph" style:parent-style-name="Table_20_Contents">
      <style:text-properties fo:font-size="8pt" fo:font-weight="bold" officeooo:rsid="005ce979" officeooo:paragraph-rsid="005ce979" style:font-size-asian="8pt" style:font-weight-asian="bold" style:font-size-complex="8pt" style:font-weight-complex="bold"/>
    </style:style>
    <style:style style:name="P78" style:family="paragraph" style:parent-style-name="Table_20_Contents">
      <style:text-properties fo:font-size="8pt" fo:font-weight="bold" officeooo:rsid="005ce979" officeooo:paragraph-rsid="02a29a05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text-align="end" style:justify-single-word="false"/>
      <style:text-properties fo:font-size="8pt" fo:font-weight="normal" officeooo:rsid="00ca6909" officeooo:paragraph-rsid="0159ceb8" style:font-size-asian="8pt" style:font-weight-asian="normal" style:font-size-complex="8pt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break-before="page" fo:background-color="transparent" style:shadow="none" style:writing-mode="page">
        <style:tab-stops/>
      </style:paragraph-properties>
      <style:text-properties officeooo:rsid="003efcba" officeooo:paragraph-rsid="02c1692a"/>
    </style:style>
    <style:style style:name="P81" style:family="paragraph" style:parent-style-name="Standard">
      <style:paragraph-properties fo:text-align="center" style:justify-single-word="false"/>
      <style:text-properties fo:font-size="8pt" fo:font-weight="normal" officeooo:rsid="00ca6909" officeooo:paragraph-rsid="02fd7b87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dd22" style:font-weight-asian="bold" style:font-weight-complex="bold"/>
    </style:style>
    <style:style style:name="T3" style:family="text">
      <style:text-properties fo:font-weight="bold" officeooo:rsid="00624234" style:font-weight-asian="bold" style:font-weight-complex="bold"/>
    </style:style>
    <style:style style:name="T4" style:family="text">
      <style:text-properties officeooo:rsid="00616b6a"/>
    </style:style>
    <style:style style:name="T5" style:family="text">
      <style:text-properties officeooo:rsid="00847488"/>
    </style:style>
    <style:style style:name="T6" style:family="text">
      <style:text-properties officeooo:rsid="00854a8c"/>
    </style:style>
    <style:style style:name="T7" style:family="text">
      <style:text-properties officeooo:rsid="00b7948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70134f" style:font-weight-asian="normal" style:font-weight-complex="normal"/>
    </style:style>
    <style:style style:name="T10" style:family="text">
      <style:text-properties officeooo:rsid="00da17c0"/>
    </style:style>
    <style:style style:name="T11" style:family="text">
      <style:text-properties officeooo:rsid="0029fe5d"/>
    </style:style>
    <style:style style:name="T12" style:family="text">
      <style:text-properties officeooo:rsid="00172e7c"/>
    </style:style>
    <style:style style:name="T13" style:family="text">
      <style:text-properties officeooo:rsid="008dc206"/>
    </style:style>
    <style:style style:name="T14" style:family="text">
      <style:text-properties officeooo:rsid="017b9533"/>
    </style:style>
    <style:style style:name="T15" style:family="text">
      <style:text-properties fo:font-size="8pt" officeooo:rsid="017a74ec" style:font-size-asian="8pt" style:font-size-complex="8pt"/>
    </style:style>
    <style:style style:name="T16" style:family="text">
      <style:text-properties fo:font-size="8pt" officeooo:rsid="017920f8" style:font-size-asian="8pt" style:font-size-complex="8pt"/>
    </style:style>
    <style:style style:name="T17" style:family="text">
      <style:text-properties fo:font-size="8pt" officeooo:rsid="00113b61" style:font-size-asian="8pt" style:font-size-complex="8pt"/>
    </style:style>
    <style:style style:name="T18" style:family="text">
      <style:text-properties fo:font-size="8pt" officeooo:rsid="0178b17d" style:font-size-asian="8pt" style:font-size-complex="8pt"/>
    </style:style>
    <style:style style:name="T19" style:family="text">
      <style:text-properties fo:font-size="8pt" officeooo:rsid="017c98e6" style:font-size-asian="8pt" style:font-size-complex="8pt"/>
    </style:style>
    <style:style style:name="T20" style:family="text">
      <style:text-properties fo:font-size="8pt" officeooo:rsid="018ca7bf" style:font-size-asian="8pt" style:font-size-complex="8pt"/>
    </style:style>
    <style:style style:name="T21" style:family="text">
      <style:text-properties fo:font-size="8pt" officeooo:rsid="01ac71db" style:font-size-asian="8pt" style:font-size-complex="8pt"/>
    </style:style>
    <style:style style:name="T22" style:family="text">
      <style:text-properties fo:font-size="8pt" officeooo:rsid="02a29a05" style:font-size-asian="8pt" style:font-size-complex="8pt"/>
    </style:style>
    <style:style style:name="T23" style:family="text">
      <style:text-properties fo:font-size="8pt" officeooo:rsid="02bf13f7" style:font-size-asian="8pt" style:font-size-complex="8pt"/>
    </style:style>
    <style:style style:name="T24" style:family="text">
      <style:text-properties fo:font-size="8pt" officeooo:rsid="02bfee6e" style:font-size-asian="8pt" style:font-size-complex="8pt"/>
    </style:style>
    <style:style style:name="T25" style:family="text">
      <style:text-properties fo:font-size="8pt" officeooo:rsid="02c34a77" style:font-size-asian="8pt" style:font-size-complex="8pt"/>
    </style:style>
    <style:style style:name="T26" style:family="text">
      <style:text-properties officeooo:rsid="01993fa9"/>
    </style:style>
    <style:style style:name="T27" style:family="text">
      <style:text-properties officeooo:rsid="00113b61"/>
    </style:style>
    <style:style style:name="T28" style:family="text">
      <style:text-properties officeooo:rsid="02a3eb37"/>
    </style:style>
    <style:style style:name="T29" style:family="text">
      <style:text-properties officeooo:rsid="02bf13f7"/>
    </style:style>
    <style:style style:name="T30" style:family="text">
      <style:text-properties officeooo:rsid="02c1692a"/>
    </style:style>
    <style:style style:name="T31" style:family="text">
      <style:text-properties officeooo:rsid="02fd7b87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</text:user-field-decls>
      <text:p text:style-name="P40"><text:a xlink:type="simple" xlink:href="py3o://if=%220%20==%201%22" text:style-name="Internet_20_link" text:visited-style-name="Visited_20_Internet_20_Link"><text:span text:style-name="T15">if="0 == 1"</text:span></text:a></text:p>
      <text:p text:style-name="P46">Este parágrafo não vai ser exibido, mas precisa existir para que o logo seja impresso corretamente</text:p>
      <text:p text:style-name="P46"><text:user-field-get text:name="py3o.company_logo">company_logo</text:user-field-get></text:p>
      <text:p text:style-name="P46"><text:user-field-get text:name="py3o.company_logo2">company_logo2</text:user-field-get></text:p>
      <text:p text:style-name="P40"><text:a xlink:type="simple" xlink:href="py3o:///if" text:style-name="Internet_20_link" text:visited-style-name="Visited_20_Internet_20_Link"><text:span text:style-name="T16">/if</text:span></text:a></text:p>
      <text:p text:style-name="P24"><text:a xlink:type="simple" xlink:href="py3o://for=%22object%20in%20objects%22" text:style-name="Internet_20_link" text:visited-style-name="Visited_20_Internet_20_Link"><text:span text:style-name="T17">for="object in objects"</text:span></text:a></text:p>
      <text:p text:style-name="P26"><text:a xlink:type="simple" xlink:href="py3o://for=%22item%20in%20[1,%202]%22" text:style-name="Internet_20_link" text:visited-style-name="Visited_20_Internet_20_Link"><text:span text:style-name="T20">for="item in [1, 2]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28"><draw:frame draw:style-name="fr1" draw:name="py3o.image(company_logo, 'png', isb64=True)" text:anchor-type="as-char" svg:width="3.799cm" svg:height="2cm" draw:z-index="0"><draw:text-box><text:p text:style-name="P1"/></draw:text-box></draw:frame></text:p>
          </table:table-cell>
          <table:table-cell table:style-name="Table1.B1" table:number-rows-spanned="3" office:value-type="string">
            <text:p text:style-name="P65"><text:span text:style-name="T1">Empresa: </text:span><text:span text:style-name="T12"><text:user-field-get text:name="py3o.object.company_id.legal_name">object.company_id.legal_name</text:user-field-get></text:span></text:p>
            <text:p text:style-name="P67"><text:span text:style-name="T1">CNPJ:</text:span> <text:span text:style-name="T13"><text:user-field-get text:name="py3o.object.company_id.cnpj_cpf">object.company_id.cnpj_cpf</text:user-field-get></text:span></text:p>
            <text:p text:style-name="P67"><text:span text:style-name="T1">Endereço:</text:span> <text:span text:style-name="T12"><text:user-field-get text:name="py3o.object.company_id.street">object.company_id.street</text:user-field-get></text:span></text:p>
          </table:table-cell>
          <table:table-cell table:style-name="Table1.C1" office:value-type="string">
            <text:p text:style-name="P18">RECIBO DE PAGAMENTO</text:p>
            <text:p text:style-name="P18">SALÁRIO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6">Período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20"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75">Nome</text:p>
            </table:table-cell>
            <table:table-cell table:style-name="Table3.B1" office:value-type="string">
              <text:p text:style-name="P77">Admiss<text:span text:style-name="T10">ã</text:span>o</text:p>
            </table:table-cell>
          </table:table-row>
        </table:table-header-rows>
        <table:table-row>
          <table:table-cell table:style-name="Table3.A2" office:value-type="string">
            <text:p text:style-name="P2"><text:user-field-get text:name="py3o.object.employee_id.name">object.employee_id.name</text:user-field-get></text:p>
          </table:table-cell>
          <table:table-cell table:style-name="Table3.B2" office:value-type="string">
            <text:p text:style-name="P14"><text:user-field-get text:name="py3o.object.data_admissao_fmt">object.data_admissao_fmt</text:user-field-get></text:p>
          </table:table-cell>
        </table:table-row>
        <table:table-row>
          <table:table-cell table:style-name="Table3.A3" table:number-columns-spanned="2" office:value-type="string">
            <text:p text:style-name="P3"><text:span text:style-name="T2">Fun</text:span><text:span text:style-name="T3">çã</text:span><text:span text:style-name="T2">o </text:span><text:user-field-get text:name="py3o.object.contract_id.job_id.name">object.contract_id.job_id.name</text:user-field-get></text:p>
          </table:table-cell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63">C<text:span text:style-name="T26">ó</text:span>d.</text:p>
          </table:table-cell>
          <table:table-cell table:style-name="Tabela2.A1" office:value-type="string">
            <text:p text:style-name="P63">Descri<text:span text:style-name="T4">ç</text:span>ão</text:p>
          </table:table-cell>
          <table:table-cell table:style-name="Tabela2.A1" office:value-type="string">
            <text:p text:style-name="P63">Refer.</text:p>
          </table:table-cell>
          <table:table-cell table:style-name="Tabela2.A1" office:value-type="string">
            <text:p text:style-name="P63">Proventos</text:p>
          </table:table-cell>
          <table:table-cell table:style-name="Tabela2.E1" office:value-type="string">
            <text:p text:style-name="P63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22"><text:a xlink:type="simple" xlink:href="py3o://for=%22line%20in%20grupo_rubricas_1%22" text:style-name="Internet_20_link" text:visited-style-name="Visited_20_Internet_20_Link"><text:span text:style-name="T21">for="line in grupo_rubricas_1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5"><text:user-field-get text:name="py3o.line.sequence">line.sequence</text:user-field-get></text:p>
          </table:table-cell>
          <table:table-cell table:style-name="Tabela1.A2" office:value-type="string">
            <text:p text:style-name="P7"><text:user-field-get text:name="py3o.line.display_name">line.display_name</text:user-field-get></text:p>
          </table:table-cell>
          <table:table-cell table:style-name="Tabela1.A2" office:value-type="string">
            <text:p text:style-name="P69"><text:user-field-get text:name="py3o.line.quantity_fmt">line.quantity_fmt</text:user-field-get></text:p>
          </table:table-cell>
          <table:table-cell table:style-name="Tabela1.A2" office:value-type="string">
            <text:p text:style-name="P8"><text:user-field-get text:name="py3o.line.valor_provento_fmt">line.valor_provento_fmt</text:user-field-get></text:p>
          </table:table-cell>
          <table:table-cell table:style-name="Tabela1.A1" office:value-type="string">
            <text:p text:style-name="P9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11"><text:a xlink:type="simple" xlink:href="py3o:///for" text:style-name="Internet_20_link" text:visited-style-name="Visited_20_Internet_20_Link"><text:span text:style-name="T27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62"/>
          </table:table-cell>
          <table:table-cell table:style-name="Tabela3.B1" office:value-type="string">
            <text:p text:style-name="P73">Total Proventos</text:p>
          </table:table-cell>
          <table:table-cell table:style-name="Tabela3.C1" office:value-type="string">
            <text:p text:style-name="P73">Total Descontos</text:p>
          </table:table-cell>
        </table:table-row>
        <table:table-row>
          <table:covered-table-cell/>
          <table:table-cell table:style-name="Tabela3.B2" office:value-type="string">
            <text:p text:style-name="P79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>
          <table:covered-table-cell/>
          <table:table-cell table:style-name="Tabela3.C2" table:number-columns-spanned="2" office:value-type="string">
            <text:p text:style-name="P71">Valor líquido: <text:span text:style-name="T11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 table:style-name="Tabela4.1">
          <table:table-cell table:style-name="Tabela4.A1" office:value-type="string">
            <text:p text:style-name="P47">Sal<text:span text:style-name="T14">á</text:span>rio base</text:p>
            <text:p text:style-name="P55"><text:user-field-get text:name="py3o.object.salario_base_fmt">object.salario_base_fmt</text:user-field-get></text:p>
          </table:table-cell>
          <table:table-cell table:style-name="Tabela4.B1" office:value-type="string">
            <text:p text:style-name="P48">B<text:span text:style-name="T5">ase INSS</text:span></text:p>
            <text:p text:style-name="P57"><text:user-field-get text:name="py3o.object.base_inss_fmt">object.base_inss_fmt</text:user-field-get></text:p>
          </table:table-cell>
          <table:table-cell table:style-name="Tabela4.B1" office:value-type="string">
            <text:p text:style-name="P49"><text:span text:style-name="T6">B</text:span>ase <text:span text:style-name="T6">FGTS</text:span></text:p>
            <text:p text:style-name="P30"><text:user-field-get text:name="py3o.object.base_fgts_fmt">object.base_fgts_fmt</text:user-field-get></text:p>
          </table:table-cell>
          <table:table-cell table:style-name="Tabela4.B1" office:value-type="string">
            <text:p text:style-name="P51">FGTS</text:p>
            <text:p text:style-name="P58"><text:user-field-get text:name="py3o.object.fgts_fmt">object.fgts_fmt</text:user-field-get></text:p>
          </table:table-cell>
          <table:table-cell table:style-name="Tabela4.E1" office:value-type="string">
            <text:p text:style-name="P53">Base IRRF</text:p>
            <text:p text:style-name="P60"><text:user-field-get text:name="py3o.object.base_irpf_fmt">object.base_irpf_fmt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<text:span text:style-name="T8">Recebi a importância l</text:span><text:span text:style-name="T9">í</text:span><text:span text:style-name="T8">quida discriminada acima.</text:span></text:p>
            <text:p text:style-name="P43"><text:span text:style-name="T7">D</text:span>ata: ______/______/_________</text:p>
          </table:table-cell>
          <table:table-cell table:style-name="Table4.B1" office:value-type="string">
            <text:p text:style-name="P32">As<text:span text:style-name="T14">s.</text:span></text:p>
            <text:p text:style-name="P34">______________________________________________________</text:p>
          </table:table-cell>
        </table:table-row>
      </table:table>
      <text:p text:style-name="P36"><text:a xlink:type="simple" xlink:href="py3o://if=%22item%20==%201%22" text:style-name="Internet_20_link" text:visited-style-name="Visited_20_Internet_20_Link"><text:span text:style-name="T20">if="item == 1"</text:span></text:a></text:p>
      <text:p text:style-name="P45"/>
      <text:p text:style-name="P45"/>
      <text:p text:style-name="P36"><text:a xlink:type="simple" xlink:href="py3o:///if" text:style-name="Internet_20_link" text:visited-style-name="Visited_20_Internet_20_Link"><text:span text:style-name="T19">/if</text:span></text:a></text:p>
      <text:p text:style-name="P36"><text:a xlink:type="simple" xlink:href="py3o:///for" text:style-name="Internet_20_link" text:visited-style-name="Visited_20_Internet_20_Link"><text:span text:style-name="T18">/for</text:span></text:a></text:p>
      <text:p text:style-name="P36"><text:a xlink:type="simple" xlink:href="py3o:///for" text:style-name="Internet_20_link" text:visited-style-name="Visited_20_Internet_20_Link"><text:span text:style-name="T18">/for</text:span></text:a></text:p>
      <text:p text:style-name="P37"/>
      <text:p text:style-name="P80"><text:a xlink:type="simple" xlink:href="py3o://if=%22grupo_rubricas_2%22" text:style-name="Internet_20_link" text:visited-style-name="Visited_20_Internet_20_Link"><text:span text:style-name="T25">if="grupo_rubricas_2"</text:span></text:a><text:span text:style-name="T17"> </text:span></text:p>
      <text:p text:style-name="P25"><text:a xlink:type="simple" xlink:href="py3o://for=%22object%20in%20objects%22" text:style-name="Internet_20_link" text:visited-style-name="Visited_20_Internet_20_Link"><text:span text:style-name="T17">for="object in objects"</text:span></text:a></text:p>
      <text:p text:style-name="P27"><text:a xlink:type="simple" xlink:href="py3o://for=%22item%20in%20[3,%204]%22" text:style-name="Internet_20_link" text:visited-style-name="Visited_20_Internet_20_Link"><text:span text:style-name="T22">for="item in [3, 4]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rows-spanned="3" office:value-type="string">
            <text:p text:style-name="P29"><draw:frame draw:style-name="fr1" draw:name="py3o.image(company_logo2, 'png', isb64=True)" text:anchor-type="as-char" svg:width="3.799cm" svg:height="2cm" draw:z-index="1"><draw:text-box><text:p text:style-name="P1"/></draw:text-box><svg:desc>dfssdfsd</svg:desc></draw:frame></text:p>
          </table:table-cell>
          <table:table-cell table:style-name="Tabela5.B1" table:number-rows-spanned="3" office:value-type="string">
            <text:p text:style-name="P66"><text:span text:style-name="T1">Empresa: </text:span><text:span text:style-name="T12"><text:user-field-get text:name="py3o.object.company_id.legal_name">object.company_id.legal_name</text:user-field-get></text:span></text:p>
            <text:p text:style-name="P68"><text:span text:style-name="T1">CNPJ:</text:span> <text:span text:style-name="T13"><text:user-field-get text:name="py3o.object.company_id.cnpj_cpf">object.company_id.cnpj_cpf</text:user-field-get></text:span></text:p>
            <text:p text:style-name="P68"><text:span text:style-name="T1">Endereço:</text:span> <text:span text:style-name="T12"><text:user-field-get text:name="py3o.object.company_id.street">object.company_id.street</text:user-field-get></text:span></text:p>
          </table:table-cell>
          <table:table-cell table:style-name="Tabela5.C1" office:value-type="string">
            <text:p text:style-name="P19">RECIBO DE PAGAMENTO</text:p>
            <text:p text:style-name="P19">SALÁRIO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17">Período</text:p>
          </table:table-cell>
        </table:table-row>
        <table:table-row table:style-name="Tabela5.3">
          <table:covered-table-cell/>
          <table:covered-table-cell/>
          <table:table-cell table:style-name="Tabela5.C3" office:value-type="string">
            <text:p text:style-name="P21"><text:user-field-get text:name="py3o.object.mes_do_ano">object.mes_do_ano</text:user-field-get>/<text:bookmark-start text:name="__DdeLink__444_29147022151"/><text:user-field-get text:name="py3o.object.ano">object.ano</text:user-field-get><text:bookmark-end text:name="__DdeLink__444_29147022151"/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76">Nome</text:p>
            </table:table-cell>
            <table:table-cell table:style-name="Tabela6.B1" office:value-type="string">
              <text:p text:style-name="P78">Admiss<text:span text:style-name="T10">ã</text:span>o</text:p>
            </table:table-cell>
          </table:table-row>
        </table:table-header-rows>
        <table:table-row>
          <table:table-cell table:style-name="Tabela6.A2" office:value-type="string">
            <text:p text:style-name="P4"><text:user-field-get text:name="py3o.object.employee_id.name">object.employee_id.name</text:user-field-get></text:p>
          </table:table-cell>
          <table:table-cell table:style-name="Tabela6.B2" office:value-type="string">
            <text:p text:style-name="P15"><text:user-field-get text:name="py3o.object.data_admissao_fmt">object.data_admissao_fmt</text:user-field-get></text:p>
          </table:table-cell>
        </table:table-row>
        <table:table-row>
          <table:table-cell table:style-name="Tabela6.A3" table:number-columns-spanned="2" office:value-type="string">
            <text:p text:style-name="P4"><text:span text:style-name="T2">Fun</text:span><text:span text:style-name="T3">çã</text:span><text:span text:style-name="T2">o </text:span><text:user-field-get text:name="py3o.object.contract_id.job_id.name">object.contract_id.job_id.name</text:user-field-get></text:p>
          </table:table-cell>
          <table:covered-table-cell/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>
          <table:table-cell table:style-name="Tabela7.A1" office:value-type="string">
            <text:p text:style-name="P64">C<text:span text:style-name="T26">ó</text:span>d.</text:p>
          </table:table-cell>
          <table:table-cell table:style-name="Tabela7.A1" office:value-type="string">
            <text:p text:style-name="P64">Descri<text:span text:style-name="T4">ç</text:span>ão</text:p>
          </table:table-cell>
          <table:table-cell table:style-name="Tabela7.A1" office:value-type="string">
            <text:p text:style-name="P64">Refer.</text:p>
          </table:table-cell>
          <table:table-cell table:style-name="Tabela7.A1" office:value-type="string">
            <text:p text:style-name="P64">Proventos</text:p>
          </table:table-cell>
          <table:table-cell table:style-name="Tabela7.E1" office:value-type="string">
            <text:p text:style-name="P64">Descontos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table:number-columns-spanned="5" office:value-type="string">
            <text:p text:style-name="P23"><text:a xlink:type="simple" xlink:href="py3o://for=%22line%20in%20grupo_rubricas_2%22" text:style-name="Internet_20_link" text:visited-style-name="Visited_20_Internet_20_Link"><text:span text:style-name="T24">for="line in grupo_rubricas_2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6"><text:user-field-get text:name="py3o.line.sequence">line.sequence</text:user-field-get></text:p>
          </table:table-cell>
          <table:table-cell table:style-name="Tabela8.A2" office:value-type="string">
            <text:p text:style-name="P12"><text:user-field-get text:name="py3o.line.display_name">line.display_name</text:user-field-get></text:p>
          </table:table-cell>
          <table:table-cell table:style-name="Tabela8.A2" office:value-type="string">
            <text:p text:style-name="P70"><text:user-field-get text:name="py3o.line.quantity_fmt">line.quantity_fmt</text:user-field-get></text:p>
          </table:table-cell>
          <table:table-cell table:style-name="Tabela8.A2" office:value-type="string">
            <text:p text:style-name="P10"><text:user-field-get text:name="py3o.line.valor_provento_fmt">line.valor_provento_fmt</text:user-field-get></text:p>
          </table:table-cell>
          <table:table-cell table:style-name="Tabela8.A1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ela8.A1" table:number-columns-spanned="5" office:value-type="string">
            <text:p text:style-name="P23"><text:a xlink:type="simple" xlink:href="py3o:///for" text:style-name="Internet_20_link" text:visited-style-name="Visited_20_Internet_20_Link"><text:span text:style-name="T28">/for</text:span></text:a><text:span text:style-name="T28">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4" table:number-rows-spanned="3" table:number-columns-spanned="3" office:value-type="string">
            <text:p text:style-name="P23"/>
          </table:table-cell>
          <table:covered-table-cell/>
          <table:covered-table-cell/>
          <table:table-cell table:style-name="Tabela8.A4" office:value-type="string">
            <text:p text:style-name="P74">Total Proventos</text:p>
          </table:table-cell>
          <table:table-cell table:style-name="Tabela8.E4" office:value-type="string">
            <text:p text:style-name="P74">Total Descontos</text:p>
          </table:table-cell>
        </table:table-row>
        <table:table-row>
          <table:covered-table-cell/>
          <table:covered-table-cell/>
          <table:covered-table-cell/>
          <table:table-cell table:style-name="Tabela8.D5" table:number-columns-spanned="2" office:value-type="string">
            <text:p text:style-name="P81"><text:user-field-get text:name="py3o.object.total_proventos_fmt">object.total_proventos_fmt</text:user-field-get><text:s text:c="4"/><text:span text:style-name="T31">| <text:s text:c="2"/></text:span><text:user-field-get text:name="py3o.object.total_descontos_fmt">object.total_descontos_fmt</text:user-field-ge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ela8.D5" table:number-columns-spanned="2" office:value-type="string">
            <text:p text:style-name="P72">Valor líquido: <text:span text:style-name="T11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/>
        <table:table-column table:style-name="Tabela10.E"/>
        <table:table-row table:style-name="Tabela10.1">
          <table:table-cell table:style-name="Tabela10.A1" office:value-type="string">
            <text:p text:style-name="P50">Sal<text:span text:style-name="T14">á</text:span>rio base</text:p>
            <text:p text:style-name="P56"><text:user-field-get text:name="py3o.object.salario_base_fmt">object.salario_base_fmt</text:user-field-get></text:p>
          </table:table-cell>
          <table:table-cell table:style-name="Tabela10.B1" office:value-type="string">
            <text:p text:style-name="P50">B<text:span text:style-name="T5">ase INSS</text:span></text:p>
            <text:p text:style-name="P59"><text:user-field-get text:name="py3o.object.base_inss_fmt">object.base_inss_fmt</text:user-field-get></text:p>
          </table:table-cell>
          <table:table-cell table:style-name="Tabela10.B1" office:value-type="string">
            <text:p text:style-name="P50"><text:span text:style-name="T6">B</text:span>ase <text:span text:style-name="T6">FGTS</text:span></text:p>
            <text:p text:style-name="P31"><text:user-field-get text:name="py3o.object.base_fgts_fmt">object.base_fgts_fmt</text:user-field-get></text:p>
          </table:table-cell>
          <table:table-cell table:style-name="Tabela10.B1" office:value-type="string">
            <text:p text:style-name="P52">FGTS</text:p>
            <text:p text:style-name="P59"><text:user-field-get text:name="py3o.object.fgts_fmt">object.fgts_fmt</text:user-field-get></text:p>
          </table:table-cell>
          <table:table-cell table:style-name="Tabela10.E1" office:value-type="string">
            <text:p text:style-name="P54">Base IRRF</text:p>
            <text:p text:style-name="P61"><text:user-field-get text:name="py3o.object.base_irpf_fmt">object.base_irpf_fmt</text:user-field-get>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2"><text:span text:style-name="T8">Recebi a importância l</text:span><text:span text:style-name="T9">í</text:span><text:span text:style-name="T8">quida discriminada acima.</text:span></text:p>
            <text:p text:style-name="P44"><text:span text:style-name="T7">D</text:span>ata: ______/______/_________</text:p>
          </table:table-cell>
          <table:table-cell table:style-name="Tabela9.B1" office:value-type="string">
            <text:p text:style-name="P33">As<text:span text:style-name="T14">s.</text:span></text:p>
            <text:p text:style-name="P35">______________________________________________________</text:p>
          </table:table-cell>
        </table:table-row>
      </table:table>
      <text:p text:style-name="P39"><text:a xlink:type="simple" xlink:href="py3o://if=%22item%20==%203%22" text:style-name="Internet_20_link" text:visited-style-name="Visited_20_Internet_20_Link"><text:span text:style-name="T23">if="item == 3"</text:span></text:a></text:p>
      <text:p text:style-name="P39"/>
      <text:p text:style-name="P39"/>
      <text:p text:style-name="P39"><text:a xlink:type="simple" xlink:href="py3o:///if" text:style-name="Internet_20_link" text:visited-style-name="Visited_20_Internet_20_Link"><text:span text:style-name="T29">/if</text:span></text:a></text:p>
      <text:p text:style-name="P39"/>
      <text:p text:style-name="P39"><text:a xlink:type="simple" xlink:href="py3o:///for" text:style-name="Internet_20_link" text:visited-style-name="Visited_20_Internet_20_Link"><text:span text:style-name="T22">/for</text:span></text:a></text:p>
      <text:p text:style-name="P38"><text:a xlink:type="simple" xlink:href="py3o:///for" text:style-name="Internet_20_link" text:visited-style-name="Visited_20_Internet_20_Link"><text:span text:style-name="T28">/for</text:span></text:a></text:p>
      <text:p text:style-name="P38"><text:a xlink:type="simple" xlink:href="py3o:///if" text:style-name="Internet_20_link" text:visited-style-name="Visited_20_Internet_20_Link"><text:span text:style-name="T30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1-16T16:55:55.755774000</dc:date>
    <meta:editing-duration>P5DT7H51M23S</meta:editing-duration>
    <meta:editing-cycles>514</meta:editing-cycles>
    <meta:generator>LibreOffice/5.4.3.2$Linux_X86_64 LibreOffice_project/40m0$Build-2</meta:generator>
    <meta:document-statistic meta:table-count="13" meta:image-count="0" meta:object-count="0" meta:page-count="2" meta:paragraph-count="106" meta:word-count="181" meta:character-count="1943" meta:non-whitespace-character-count="1859"/>
    <meta:user-defined meta:name="decimal_separator">,</meta:user-defined>
    <meta:user-defined meta:name="digit_separator">.</meta:user-defined>
    <meta:user-defined meta:name="float_format">"%.2f"</meta:user-defined>
  </office:meta>
</office:document-meta>
</file>